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after="page"/>
    </style:style>
    <style:style style:name="P2" style:family="paragraph" style:parent-style-name="heading1"/>
    <style:style style:name="P3" style:family="paragraph" style:parent-style-name="heading2"/>
    <style:style style:name="P4" style:family="paragraph" style:parent-style-name="Standard" style:list-style-name="L1"/>
    <text:list-style style:name="L1">
      <text:list-level-style-bullet text:level="1" text:bullet-char="•">
        <style:list-level-properties text:space-before="0.635cm" text:min-label-width="0.635cm"/>
      </text:list-level-style-bullet>
      <text:list-level-style-bullet text:level="2" text:bullet-char="◦">
        <style:list-level-properties text:space-before="1.27cm" text:min-label-width="0.635cm"/>
      </text:list-level-style-bullet>
      <text:list-level-style-bullet text:level="3" text:bullet-char="▪">
        <style:list-level-properties text:space-before="1.905cm" text:min-label-width="0.635cm"/>
      </text:list-level-style-bullet>
      <text:list-level-style-bullet text:level="4" text:bullet-char="•">
        <style:list-level-properties text:space-before="2.54cm" text:min-label-width="0.635cm"/>
      </text:list-level-style-bullet>
      <text:list-level-style-bullet text:level="5" text:bullet-char="◦">
        <style:list-level-properties text:space-before="3.175cm" text:min-label-width="0.635cm"/>
      </text:list-level-style-bullet>
      <text:list-level-style-bullet text:level="6" text:bullet-char="▪">
        <style:list-level-properties text:space-before="3.81cm" text:min-label-width="0.635cm"/>
      </text:list-level-style-bullet>
      <text:list-level-style-bullet text:level="7" text:bullet-char="•">
        <style:list-level-properties text:space-before="4.445cm" text:min-label-width="0.635cm"/>
      </text:list-level-style-bullet>
      <text:list-level-style-bullet text:level="8" text:bullet-char="◦">
        <style:list-level-properties text:space-before="5.08cm" text:min-label-width="0.635cm"/>
      </text:list-level-style-bullet>
      <text:list-level-style-bullet text:level="9" text:bullet-char="▪">
        <style:list-level-properties text:space-before="5.715cm" text:min-label-width="0.635cm"/>
      </text:list-level-style-bullet>
      <text:list-level-style-bullet text:level="10"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1" text:outline-level="1">Creating a basic text document with odt.py</text:h>
      <text:p text:style-name="Standard">This document shows how to add simple text to an Open Document Foundation text document using the odt module.<text:line-break/>odt is a wrapper for, and therefore requires, the odfpy module. Which can be installed with "python pip install odfpy".<text:line-break/><text:line-break/></text:p>
      <text:h text:style-name="heading2" text:outline-level="2">Open Document Foundation text</text:h>
      <text:p text:style-name="Standard">An .odt file is simply a renamed zip file containing .xml code which various editors can display in a human-readable form. This can be seen by renaming a .odt file with a .zip extension. If the file is opened with a suitable archive program it will contain a "content.xml" file along with other items, all of which together can be processed by a document editor to give a human-readable text.<text:line-break/>This is different to, e.g., LaTeX where the text document is usually "compiled" to produce the final formatted document, e.g. a .pdf file.<text:line-break/> While LaTeX is an extremely capable document creation system, more WYSIWIG (What You See Is (mostly) What You Get) editors such as Word, Google Docs or open source ones like Apache Open Office or LibreOffice can work with .odt files.<text:line-break/></text:p>
      <text:h text:style-name="heading2" text:outline-level="2">Available functions</text:h>
      <text:p text:style-name="Standard">The following functions are available in odt:</text:p>
      <text:list xml:id="list6010414918919101897" text:style-name="L1">
        <text:list-item>
          <text:p text:style-name="P4">addbulletedlist</text:p>
        </text:list-item>
        <text:list-item>
          <text:p text:style-name="P4">addequation</text:p>
        </text:list-item>
        <text:list-item>
          <text:p text:style-name="P4">addfigure</text:p>
        </text:list-item>
        <text:list-item>
          <text:p text:style-name="P4">addheading1</text:p>
        </text:list-item>
        <text:list-item>
          <text:p text:style-name="P4">addheading2</text:p>
        </text:list-item>
        <text:list-item>
          <text:p text:style-name="P4">addlist</text:p>
        </text:list-item>
        <text:list-item>
          <text:p text:style-name="P4">addnumberedlist</text:p>
        </text:list-item>
        <text:list-item>
          <text:p text:style-name="P4">addpagebreak</text:p>
        </text:list-item>
        <text:list-item>
          <text:p text:style-name="P4">addtable</text:p>
        </text:list-item>
        <text:list-item>
          <text:p text:style-name="P4">addtext</text:p>
        </text:list-item>
      </text:list>
      <text:p text:style-name="Standard"><text:line-break/><text:line-break/></text:p>
      <text:h text:style-name="heading2" text:outline-level="2">Using functions</text:h>
      <text:p text:style-name="Standard">Using odt and Python to write out Open Document (.odt) files is straightforward. In Python, first import the module with "from msl.odt import Document", next open a document with, e.g., "doc=Document(my_odt_file)". Then call the functions available on "doc" (see list above). E.g. the following page break is created with "doc.addpagebreak()"</text:p>
      <text:p text:style-name="P1"/>
      <text:h text:style-name="heading2" text:outline-level="2">Adding text</text:h>
      <text:p text:style-name="Standard">The addtext() and other functions usually create new paragraphs. The input to addtext() can be formatted using escape sequences such as "\n" (Newline) and "\t" (Horizontal tab). E.g. this text "Lorem ipsum \n\tDolor sit amet \n\tConsecuter \nAdipisci \n\nElit, sed." produces:</text:p>
      <text:p text:style-name="Standard">Lorem ipsum <text:line-break/><text:tab/>Dolor sit amet <text:line-break/><text:tab/>Consecuter <text:line-break/>Adipisci <text:line-break/><text:line-break/>Elit, sed.</text:p>
      <text:p text:style-name="Standard"><text:line-break/></text:p>
      <text:h text:style-name="heading2" text:outline-level="2">Adding the rest</text:h>
      <text:p text:style-name="Standard">For examples of how to add Equations, Figures, Tables and Lists, using Python and the msl-odt module, see the other example scri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1" style:family="paragraph">
      <style:text-properties fo:font-size="14pt" fo:font-weight="bold"/>
    </style:style>
    <style:style style:name="heading2" style:family="paragraph">
      <style:text-properties fo:font-size="12pt"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30T22:36</meta:creation-date>
    <meta:initial-creator>msl-odt</meta:initial-creator>
    <meta:generator>OpenOffice/4.1.15$Win32 OpenOffice.org_project/4115m2$Build-9813</meta:generator>
    <dc:date>2024-12-03T15:15:08.56</dc:date>
    <dc:creator>Adam Dunford</dc:creator>
    <meta:editing-duration>PT44S</meta:editing-duration>
    <meta:editing-cycles>4</meta:editing-cycles>
    <meta:document-statistic meta:table-count="0" meta:image-count="0" meta:object-count="0" meta:page-count="2" meta:paragraph-count="25" meta:word-count="340" meta:character-count="2107"/>
    <meta:user-defined meta:name="Title">example_msl-odt_introduction</meta:user-defined>
  </office:meta>
</office:document-meta>
</file>